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3">Sun Oct 29, 2017 <text:span text:style-name="T1">6.75 miles</text:span> 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3T12:14:17.53</dc:date>
    <dc:creator>James Lombardi</dc:creator>
    <meta:editing-duration>PT4H30M43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4" meta:paragraph-count="59" meta:word-count="821" meta:character-count="3890"/>
  </office:meta>
</office:document-meta>
</file>